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7b21" officeooo:paragraph-rsid="00027b21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rsid="00043854" officeooo:paragraph-rsid="00043854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officeooo:rsid="003de28e" officeooo:paragraph-rsid="00043854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2pt" officeooo:rsid="005b68a0" officeooo:paragraph-rsid="00043854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2pt" officeooo:rsid="01203f41" officeooo:paragraph-rsid="00043854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officeooo:rsid="00043854" officeooo:paragraph-rsid="00043854" style:font-size-asian="12pt" style:font-size-complex="12pt"/>
    </style:style>
    <style:style style:name="P10" style:family="paragraph" style:parent-style-name="Heading_20_2">
      <style:text-properties officeooo:paragraph-rsid="00052897"/>
    </style:style>
    <style:style style:name="P11" style:family="paragraph" style:parent-style-name="Standard">
      <style:text-properties officeooo:rsid="00027b21" officeooo:paragraph-rsid="00027b21"/>
    </style:style>
    <style:style style:name="P12" style:family="paragraph" style:parent-style-name="Standard">
      <style:text-properties officeooo:rsid="00043854" officeooo:paragraph-rsid="00043854"/>
    </style:style>
    <style:style style:name="P13" style:family="paragraph" style:parent-style-name="Standard">
      <style:text-properties officeooo:rsid="00089d53" officeooo:paragraph-rsid="00089d53"/>
    </style:style>
    <style:style style:name="P14" style:family="paragraph" style:parent-style-name="Text_20_body">
      <style:text-properties fo:color="#000000" loext:opacity="100%" officeooo:rsid="00052897" officeooo:paragraph-rsid="00052897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T1" style:family="text">
      <style:text-properties officeooo:rsid="00043854"/>
    </style:style>
    <style:style style:name="T2" style:family="text">
      <style:text-properties officeooo:rsid="0118e974"/>
    </style:style>
    <style:style style:name="T3" style:family="text">
      <style:text-properties officeooo:rsid="01203f41"/>
    </style:style>
    <style:style style:name="T4" style:family="text">
      <style:text-properties officeooo:rsid="00052897"/>
    </style:style>
    <style:style style:name="T5" style:family="text">
      <style:text-properties officeooo:rsid="0006f00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TurboCASH Bible Script</text:p>
      <text:p text:style-name="P7"/>
      <text:p text:style-name="P9">Philip Copeman</text:p>
      <text:p text:style-name="P9"/>
      <text:p text:style-name="P9"/>
      <text:p text:style-name="P7"><text:span text:style-name="T2">1</text:span><text:span text:style-name="T3">4</text:span><text:span text:style-name="T2"> Sept</text:span> 2024</text:p>
      <text:p text:style-name="P7">This draft WILL DEFINITELY CHANGE AND BE MODIFIED. It is NOT FINAL.</text:p>
      <text:p text:style-name="P8">Target reader is <text:span text:style-name="T1">human </text:span></text:p>
      <text:p text:style-name="P8"><text:span text:style-name="T1">turbocashbiblescriptmachine.odt is the document required for </text:span>the TurboCASHAI LLM</text:p>
      <text:p text:style-name="P6">Copyright Creative Commons Int 4.0</text:p>
      <text:p text:style-name="P6">2024 Philip Copeman</text:p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61_94744172" text:style-name="Index_20_Link" text:visited-style-name="Index_20_Link">The AI Bible<text:tab/>2</text:a></text:p>
          <text:p text:style-name="P3"><text:a xlink:type="simple" xlink:href="#__RefHeading___Toc6863_94744172" text:style-name="Index_20_Link" text:visited-style-name="Index_20_Link">Definition<text:tab/>2</text:a></text:p>
          <text:p text:style-name="P3"><text:a xlink:type="simple" xlink:href="#__RefHeading___Toc6865_94744172" text:style-name="Index_20_Link" text:visited-style-name="Index_20_Link">The vision<text:tab/>2</text:a></text:p>
          <text:p text:style-name="P3"><text:a xlink:type="simple" xlink:href="#__RefHeading___Toc6867_94744172" text:style-name="Index_20_Link" text:visited-style-name="Index_20_Link">The mission<text:tab/>2</text:a></text:p>
          <text:p text:style-name="P3"><text:a xlink:type="simple" xlink:href="#__RefHeading___Toc6869_947441721" text:style-name="Index_20_Link" text:visited-style-name="Index_20_Link">Our Hashtag<text:tab/>2</text:a></text:p>
          <text:p text:style-name="P2"><text:a xlink:type="simple" xlink:href="#__RefHeading___Toc6871_947441721" text:style-name="Index_20_Link" text:visited-style-name="Index_20_Link">Development 5 Year Plan<text:tab/>3</text:a></text:p>
          <text:p text:style-name="P3"><text:a xlink:type="simple" xlink:href="#__RefHeading___Toc6873_94744172" text:style-name="Index_20_Link" text:visited-style-name="Index_20_Link">TurboCASH Maintenance<text:tab/>3</text:a></text:p>
          <text:p text:style-name="P3"><text:a xlink:type="simple" xlink:href="#__RefHeading___Toc6875_94744172" text:style-name="Index_20_Link" text:visited-style-name="Index_20_Link">TurboCASH AI<text:tab/>3</text:a></text:p>
          <text:p text:style-name="P3"><text:a xlink:type="simple" xlink:href="#__RefHeading___Toc6877_94744172" text:style-name="Index_20_Link" text:visited-style-name="Index_20_Link">IFRS<text:tab/>3</text:a></text:p>
          <text:p text:style-name="P3"><text:a xlink:type="simple" xlink:href="#__RefHeading___Toc6879_94744172" text:style-name="Index_20_Link" text:visited-style-name="Index_20_Link">TurboCASHI/O<text:tab/>3</text:a></text:p>
          <text:p text:style-name="P3"><text:a xlink:type="simple" xlink:href="#__RefHeading___Toc6881_94744172" text:style-name="Index_20_Link" text:visited-style-name="Index_20_Link">TurboCASH Networking<text:tab/>3</text:a></text:p>
        </text:index-body>
      </text:table-of-content>
      <text:p text:style-name="P5"/>
      <text:p text:style-name="P5"/>
      <text:p text:style-name="P1"/>
      <text:h text:style-name="Heading_20_1" text:outline-level="1"><text:bookmark-start text:name="__RefHeading___Toc6861_94744172"/>The AI Bible<text:bookmark-end text:name="__RefHeading___Toc6861_94744172"/></text:h>
      <text:p text:style-name="P1"/>
      <text:h text:style-name="Heading_20_2" text:outline-level="2"><text:bookmark-start text:name="__RefHeading___Toc6863_94744172"/>Definition<text:bookmark-end text:name="__RefHeading___Toc6863_94744172"/></text:h>
      <text:p text:style-name="P1"/>
      <text:p text:style-name="P1">The AI Bible is a founding document for laying down axioms in a form easily readable by an AI process.</text:p>
      <text:p text:style-name="P1"/>
      <text:p text:style-name="P1">For example the contents of the AI Bible act as a preamble <text:s/>for a Large Language Model (LLM) Chat Bot. <text:span text:style-name="T4">It has two founding documents, The machine read</text:span><text:span text:style-name="T5">a</text:span><text:span text:style-name="T4">ble ver</text:span><text:span text:style-name="T5">s</text:span><text:span text:style-name="T4">ion and the human reada</text:span><text:span text:style-name="T5">b</text:span><text:span text:style-name="T4">le version</text:span></text:p>
      <text:p text:style-name="P1"/>
      <text:p text:style-name="P1">A corporate Ai Bible would contain the vision mission and rules of engageme<text:span text:style-name="T4">n</text:span>t that define the activities of a given Corporation.</text:p>
      <text:p text:style-name="P1"/>
      <text:h text:style-name="Heading_20_2" text:outline-level="2"><text:bookmark-start text:name="__RefHeading___Toc6865_94744172"/>The vision<text:bookmark-end text:name="__RefHeading___Toc6865_94744172"/></text:h>
      <text:p text:style-name="P5">To start and grow businesses</text:p>
      <text:p text:style-name="P5"/>
      <text:h text:style-name="Heading_20_2" text:outline-level="2"><text:bookmark-start text:name="__RefHeading___Toc6867_94744172"/>The mission<text:bookmark-end text:name="__RefHeading___Toc6867_94744172"/></text:h>
      <text:p text:style-name="P14">To produce a world class accounting package marketed under the freemium model</text:p>
      <text:p text:style-name="P15"/>
      <text:h text:style-name="Heading_20_2" text:outline-level="2"><text:bookmark-start text:name="__RefHeading___Toc6869_947441721"/>Our Hashtag<text:bookmark-end text:name="__RefHeading___Toc6869_947441721"/></text:h>
      <text:p text:style-name="P5">#turbocash<text:span text:style-name="T4">ai</text:span></text:p>
      <text:p text:style-name="P5"/>
      <text:h text:style-name="Heading_20_1" text:outline-level="1"><text:bookmark-start text:name="__RefHeading___Toc6871_947441721"/><text:soft-page-break/>Development <text:span text:style-name="T4">5 Year </text:span>Plan<text:bookmark-end text:name="__RefHeading___Toc6871_947441721"/></text:h>
      <text:h text:style-name="P10" text:outline-level="2"><text:bookmark-start text:name="__RefHeading___Toc6873_94744172"/>TurboCASH Maintenance<text:bookmark-end text:name="__RefHeading___Toc6873_94744172"/></text:h>
      <text:h text:style-name="P10" text:outline-level="2"><text:bookmark-start text:name="__RefHeading___Toc6875_94744172"/>TurboCASH AI<text:bookmark-end text:name="__RefHeading___Toc6875_94744172"/></text:h>
      <text:h text:style-name="P10" text:outline-level="2"><text:bookmark-start text:name="__RefHeading___Toc6877_94744172"/>IFRS<text:bookmark-end text:name="__RefHeading___Toc6877_94744172"/></text:h>
      <text:h text:style-name="Heading_20_2" text:outline-level="2"><text:bookmark-start text:name="__RefHeading___Toc6879_94744172"/>TurboCASHI/O<text:bookmark-end text:name="__RefHeading___Toc6879_94744172"/></text:h>
      <text:h text:style-name="Heading_20_2" text:outline-level="2"><text:bookmark-start text:name="__RefHeading___Toc6881_94744172"/>TurboCASH Networking<text:bookmark-end text:name="__RefHeading___Toc6881_94744172"/></text:h>
      <text:p text:style-name="P5"/>
      <text:p text:style-name="P5"/>
      <text:p text:style-name="P5"/>
      <text:p text:style-name="P5"/>
      <text:h text:style-name="Heading_20_1" text:outline-level="1">5 Year plan for osFinancials</text:h>
      <text:p text:style-name="P13">Input from DeepSeek AI for a Start </text:p>
      <text:p text:style-name="P13"/>
      <text:p text:style-name="Standard"/>
      <text:section text:style-name="Sect2" text:name=":r13:">
        <text:p text:style-name="Text_20_body">Here are some suggestions to enhance and expand the 5-Year Plan for TurboCASH AI:</text:p>
        <text:h text:style-name="Heading_20_3" text:outline-level="3">1. <text:span text:style-name="Strong_20_Emphasis">TurboCASH Maintenance</text:span></text:h>
        <text:list xml:id="list3179269852" text:style-name="L1">
          <text:list-item>
            <text:p text:style-name="P16"><text:span text:style-name="Strong_20_Emphasis">Year 1-2:</text:span></text:p>
            <text:list>
              <text:list-item>
                <text:p text:style-name="P16"><text:span text:style-name="Strong_20_Emphasis">Bug Fixes and Performance Improvements:</text:span> Focus on resolving existing bugs and optimizing the performance of the current TurboCASH software.</text:p>
              </text:list-item>
              <text:list-item>
                <text:p text:style-name="P16"><text:span text:style-name="Strong_20_Emphasis">User Feedback Integration:</text:span> Regularly collect and integrate user feedback to improve the user experience.</text:p>
              </text:list-item>
              <text:list-item>
                <text:p text:style-name="P16"><text:span text:style-name="Strong_20_Emphasis">Compatibility Updates:</text:span> Ensure compatibility with the latest operating systems and hardware.</text:p>
              </text:list-item>
            </text:list>
          </text:list-item>
          <text:list-item>
            <text:p text:style-name="P16"><text:span text:style-name="Strong_20_Emphasis">Year 3-4:</text:span></text:p>
            <text:list>
              <text:list-item>
                <text:p text:style-name="P16"><text:span text:style-name="Strong_20_Emphasis">Automated Testing:</text:span> Implement automated testing frameworks to reduce manual testing efforts and improve software reliability.</text:p>
              </text:list-item>
              <text:list-item>
                <text:p text:style-name="P16"><text:span text:style-name="Strong_20_Emphasis">Security Enhancements:</text:span> Regular security audits and updates to protect against emerging threats.</text:p>
              </text:list-item>
            </text:list>
          </text:list-item>
          <text:list-item>
            <text:p text:style-name="P16"><text:span text:style-name="Strong_20_Emphasis">Year 5:</text:span></text:p>
            <text:list>
              <text:list-item>
                <text:p text:style-name="P16"><text:span text:style-name="Strong_20_Emphasis">Continuous Integration/Continuous Deployment (CI/CD):</text:span> Establish a robust CI/CD pipeline to streamline the development and deployment process.</text:p>
              </text:list-item>
            </text:list>
          </text:list-item>
        </text:list>
        <text:h text:style-name="Heading_20_3" text:outline-level="3"><text:soft-page-break/>2. <text:span text:style-name="Strong_20_Emphasis">TurboCASH AI</text:span></text:h>
        <text:list xml:id="list2863607956" text:style-name="L2">
          <text:list-item>
            <text:p text:style-name="P17"><text:span text:style-name="Strong_20_Emphasis">Year 1-2:</text:span></text:p>
            <text:list>
              <text:list-item>
                <text:p text:style-name="P17"><text:span text:style-name="Strong_20_Emphasis">AI Integration:</text:span> Begin integrating basic AI features such as automated data entry, predictive analytics, and intelligent reporting.</text:p>
              </text:list-item>
              <text:list-item>
                <text:p text:style-name="P17"><text:span text:style-name="Strong_20_Emphasis">Natural Language Processing (NLP):</text:span> Develop NLP capabilities to allow users to interact with TurboCASH using natural language commands.</text:p>
              </text:list-item>
            </text:list>
          </text:list-item>
          <text:list-item>
            <text:p text:style-name="P17"><text:span text:style-name="Strong_20_Emphasis">Year 3-4:</text:span></text:p>
            <text:list>
              <text:list-item>
                <text:p text:style-name="P17"><text:span text:style-name="Strong_20_Emphasis">Machine Learning Models:</text:span> Implement machine learning models for advanced financial forecasting, anomaly detection, and personalized user recommendations.</text:p>
              </text:list-item>
              <text:list-item>
                <text:p text:style-name="P17"><text:span text:style-name="Strong_20_Emphasis">AI-Driven Insights:</text:span> Provide AI-driven insights and suggestions to help users make better financial decisions.</text:p>
              </text:list-item>
            </text:list>
          </text:list-item>
          <text:list-item>
            <text:p text:style-name="P17"><text:span text:style-name="Strong_20_Emphasis">Year 5:</text:span></text:p>
            <text:list>
              <text:list-item>
                <text:p text:style-name="P17"><text:span text:style-name="Strong_20_Emphasis">AI Automation:</text:span> Expand AI capabilities to automate more complex tasks such as tax preparation, financial planning, and risk assessment.</text:p>
              </text:list-item>
            </text:list>
          </text:list-item>
        </text:list>
        <text:h text:style-name="Heading_20_3" text:outline-level="3">3. <text:span text:style-name="Strong_20_Emphasis">IFRS (International Financial Reporting Standards)</text:span></text:h>
        <text:list xml:id="list2939605397" text:style-name="L3">
          <text:list-item>
            <text:p text:style-name="P18"><text:span text:style-name="Strong_20_Emphasis">Year 1-2:</text:span></text:p>
            <text:list>
              <text:list-item>
                <text:p text:style-name="P18"><text:span text:style-name="Strong_20_Emphasis">IFRS Compliance:</text:span> Ensure that TurboCASH fully complies with the latest IFRS standards.</text:p>
              </text:list-item>
              <text:list-item>
                <text:p text:style-name="P18"><text:span text:style-name="Strong_20_Emphasis">IFRS Reporting Tools:</text:span> Develop tools within TurboCASH to generate IFRS-compliant financial reports.</text:p>
              </text:list-item>
            </text:list>
          </text:list-item>
          <text:list-item>
            <text:p text:style-name="P18"><text:span text:style-name="Strong_20_Emphasis">Year 3-4:</text:span></text:p>
            <text:list>
              <text:list-item>
                <text:p text:style-name="P18"><text:span text:style-name="Strong_20_Emphasis">IFRS Training Modules:</text:span> Create training modules and resources to help users understand and implement IFRS standards.</text:p>
              </text:list-item>
              <text:list-item>
                <text:p text:style-name="P18"><text:span text:style-name="Strong_20_Emphasis">Global Market Expansion:</text:span> Tailor TurboCASH to meet the specific needs of different international markets.</text:p>
              </text:list-item>
            </text:list>
          </text:list-item>
          <text:list-item>
            <text:p text:style-name="P18"><text:span text:style-name="Strong_20_Emphasis">Year 5:</text:span></text:p>
            <text:list>
              <text:list-item>
                <text:p text:style-name="P18"><text:span text:style-name="Strong_20_Emphasis">IFRS Automation:</text:span> Automate the process of generating and auditing IFRS-compliant financial statements.</text:p>
              </text:list-item>
            </text:list>
          </text:list-item>
        </text:list>
        <text:h text:style-name="Heading_20_3" text:outline-level="3">4. <text:span text:style-name="Strong_20_Emphasis">TurboCASH I/O</text:span></text:h>
        <text:list xml:id="list29543269" text:style-name="L4">
          <text:list-item>
            <text:p text:style-name="P19"><text:span text:style-name="Strong_20_Emphasis">Year 1-2:</text:span></text:p>
            <text:list>
              <text:list-item>
                <text:p text:style-name="P19"><text:span text:style-name="Strong_20_Emphasis">Data Import/Export:</text:span> Enhance the data import/export capabilities to support a wider range of file formats and data sources.</text:p>
              </text:list-item>
              <text:list-item>
                <text:p text:style-name="P19"><text:span text:style-name="Strong_20_Emphasis">APIs for Integration:</text:span> Develop robust APIs to allow seamless integration with other business systems and third-party applications.</text:p>
              </text:list-item>
            </text:list>
          </text:list-item>
          <text:list-item>
            <text:p text:style-name="P19"><text:span text:style-name="Strong_20_Emphasis">Year 3-4:</text:span></text:p>
            <text:list>
              <text:list-item>
                <text:p text:style-name="P19"><text:soft-page-break/><text:span text:style-name="Strong_20_Emphasis">Cloud Data Sync:</text:span> Implement cloud-based data synchronization to ensure real-time data availability across multiple devices.</text:p>
              </text:list-item>
              <text:list-item>
                <text:p text:style-name="P19"><text:span text:style-name="Strong_20_Emphasis">Data Migration Tools:</text:span> Create tools to facilitate smooth data migration from legacy systems to TurboCASH.</text:p>
              </text:list-item>
            </text:list>
          </text:list-item>
          <text:list-item>
            <text:p text:style-name="P19"><text:soft-page-break/><text:span text:style-name="Strong_20_Emphasis">Year 5:</text:span></text:p>
            <text:list>
              <text:list-item>
                <text:p text:style-name="P19"><text:span text:style-name="Strong_20_Emphasis">AI-Powered Data Management:</text:span> Use AI to optimize data management processes, including data cleansing, deduplication, and categorization.</text:p>
              </text:list-item>
            </text:list>
          </text:list-item>
        </text:list>
        <text:h text:style-name="Heading_20_3" text:outline-level="3">5. <text:span text:style-name="Strong_20_Emphasis">TurboCASH Networking</text:span></text:h>
        <text:list xml:id="list4192361431" text:style-name="L5">
          <text:list-item>
            <text:p text:style-name="P20"><text:span text:style-name="Strong_20_Emphasis">Year 1-2:</text:span></text:p>
            <text:list>
              <text:list-item>
                <text:p text:style-name="P20"><text:span text:style-name="Strong_20_Emphasis">Collaboration Tools:</text:span> Develop tools for team collaboration, such as shared workspaces, real-time editing, and communication features.</text:p>
              </text:list-item>
              <text:list-item>
                <text:p text:style-name="P20"><text:span text:style-name="Strong_20_Emphasis">Client Portal:</text:span> Create a secure client portal for sharing financial information and reports.</text:p>
              </text:list-item>
            </text:list>
          </text:list-item>
          <text:list-item>
            <text:p text:style-name="P20"><text:span text:style-name="Strong_20_Emphasis">Year 3-4:</text:span></text:p>
            <text:list>
              <text:list-item>
                <text:p text:style-name="P20"><text:span text:style-name="Strong_20_Emphasis">Integration with CRM Systems:</text:span> Integrate TurboCASH with popular CRM systems to provide a unified view of customer interactions and financial data.</text:p>
              </text:list-item>
              <text:list-item>
                <text:p text:style-name="P20"><text:span text:style-name="Strong_20_Emphasis">Network Security:</text:span> Enhance network security features to protect sensitive financial data.</text:p>
              </text:list-item>
            </text:list>
          </text:list-item>
          <text:list-item>
            <text:p text:style-name="P20"><text:span text:style-name="Strong_20_Emphasis">Year 5:</text:span></text:p>
            <text:list>
              <text:list-item>
                <text:p text:style-name="P20"><text:span text:style-name="Strong_20_Emphasis">AI-Driven Networking:</text:span> Implement AI-driven networking features such as automated client outreach, personalized communication, and relationship management.</text:p>
              </text:list-item>
            </text:list>
          </text:list-item>
        </text:list>
        <text:h text:style-name="Heading_20_3" text:outline-level="3">Additional Suggestions:</text:h>
        <text:list xml:id="list3140288402" text:style-name="L6">
          <text:list-item>
            <text:p text:style-name="P21"><text:span text:style-name="Strong_20_Emphasis">User Community and Support:</text:span></text:p>
            <text:list>
              <text:list-item>
                <text:p text:style-name="P21"><text:span text:style-name="Strong_20_Emphasis">Year 1-5:</text:span> Build a strong user community through forums, webinars, and user groups. Provide robust customer support, including chatbots and AI-driven troubleshooting.</text:p>
              </text:list-item>
            </text:list>
          </text:list-item>
          <text:list-item>
            <text:p text:style-name="P21"><text:span text:style-name="Strong_20_Emphasis">Marketing and Sales:</text:span></text:p>
            <text:list>
              <text:list-item>
                <text:p text:style-name="P21"><text:span text:style-name="Strong_20_Emphasis">Year 1-5:</text:span> Develop a comprehensive marketing and sales strategy, including content marketing, social media campaigns, and partnerships with accounting firms.</text:p>
              </text:list-item>
            </text:list>
          </text:list-item>
          <text:list-item>
            <text:p text:style-name="P21"><text:span text:style-name="Strong_20_Emphasis">Sustainability and Corporate Social Responsibility (CSR):</text:span></text:p>
            <text:list>
              <text:list-item>
                <text:p text:style-name="P21"><text:span text:style-name="Strong_20_Emphasis">Year 1-5:</text:span> Incorporate sustainability and CSR initiatives into the business model, such as offering eco-friendly accounting solutions and supporting financial literacy programs.</text:p>
              </text:list-item>
            </text:list>
          </text:list-item>
        </text:list>
        <text:p text:style-name="Text_20_body">These suggestions aim to enhance the functionality, usability, and market reach of TurboCASH AI, ensuring it remains a world-class accounting package under the freemium model.</text:p>
      </text:section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7T15:16:43.965000000</meta:creation-date>
    <dc:date>2024-09-20T07:08:26.739000000</dc:date>
    <meta:editing-duration>P7DT1H59M3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94" meta:word-count="814" meta:character-count="5467" meta:non-whitespace-character-count="4791"/>
  </office:meta>
</office:document-meta>
</file>